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nco de dados felix_advocacia</text:h>
      <text:h text:outline-level="2" text:style-name="Heading_2" text:is-list-header="true">Estrutura para tabela clientes</text:h>
      <table:table table:name="clientes_structure">
        <table:table-column table:number-columns-repeated="5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adrão</text:p>
          </table:table-cell>
          <table:table-cell office:value-type="string">
            <text:p>Comentário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llName</text:p>
          </table:table-cell>
          <table:table-cell office:value-type="string">
            <text:p>varchar(255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irthDate</text:p>
          </table:table-cell>
          <table:table-cell office:value-type="string">
            <text:p>dat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pf</text:p>
          </table:table-cell>
          <table:table-cell office:value-type="string">
            <text:p>varchar(14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ity</text:p>
          </table:table-cell>
          <table:table-cell office:value-type="string">
            <text:p>varchar(10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</text:p>
          </table:table-cell>
          <table:table-cell office:value-type="string">
            <text:p>varchar(2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condaryPhone</text:p>
          </table:table-cell>
          <table:table-cell office:value-type="string">
            <text:p>varchar(2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1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255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owFound</text:p>
          </table:table-cell>
          <table:table-cell office:value-type="string">
            <text:p>varchar(50)</text:p>
          </table:table-cell>
          <table:table-cell office:value-type="string">
            <text:p>Sim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newsletter</text:p>
          </table:table-cell>
          <table:table-cell office:value-type="string">
            <text:p>tinyint(1)</text:p>
          </table:table-cell>
          <table:table-cell office:value-type="string">
            <text:p>Sim</text:p>
          </table:table-cell>
          <table:table-cell office:value-type="string">
            <text:p>0</text:p>
          </table:table-cell>
          <table:table-cell office:value-type="string">
            <text:p/>
          </table:table-cell>
        </table:table-row>
        <table:table-row>
          <table:table-cell office:value-type="string">
            <text:p>created_at</text:p>
          </table:table-cell>
          <table:table-cell office:value-type="string">
            <text:p>timestamp</text:p>
          </table:table-cell>
          <table:table-cell office:value-type="string">
            <text:p>Sim</text:p>
          </table:table-cell>
          <table:table-cell office:value-type="string">
            <text:p>CURRENT_TIMESTAMP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espejando dados para a tabela clientes</text:h>
      <table:table table:name="clientes_structure">
        <table:table-column table:number-columns-repeated="12"/>
        <table:table-row>
          <table:table-cell office:value-type="string">
            <text:p>id</text:p>
          </table:table-cell>
          <table:table-cell office:value-type="string">
            <text:p>fullName</text:p>
          </table:table-cell>
          <table:table-cell office:value-type="string">
            <text:p>birthDate</text:p>
          </table:table-cell>
          <table:table-cell office:value-type="string">
            <text:p>cpf</text:p>
          </table:table-cell>
          <table:table-cell office:value-type="string">
            <text:p>city</text:p>
          </table:table-cell>
          <table:table-cell office:value-type="string">
            <text:p>phone</text:p>
          </table:table-cell>
          <table:table-cell office:value-type="string">
            <text:p>secondaryPhon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howFound</text:p>
          </table:table-cell>
          <table:table-cell office:value-type="string">
            <text:p>newsletter</text:p>
          </table:table-cell>
          <table:table-cell office:value-type="string">
            <text:p>created_at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hristian Rodrigues da Silva</text:p>
          </table:table-cell>
          <table:table-cell office:value-type="string">
            <text:p>1997-03-21</text:p>
          </table:table-cell>
          <table:table-cell office:value-type="string">
            <text:p>45196506829</text:p>
          </table:table-cell>
          <table:table-cell office:value-type="string">
            <text:p>São Paulo</text:p>
          </table:table-cell>
          <table:table-cell office:value-type="string">
            <text:p>31980550613</text:p>
          </table:table-cell>
          <table:table-cell office:value-type="string">
            <text:p>31980550613</text:p>
          </table:table-cell>
          <table:table-cell office:value-type="string">
            <text:p>christianrodrgs@gmail.com</text:p>
          </table:table-cell>
          <table:table-cell office:value-type="string">
            <text:p>$2y$10$IoYTf8MDCWq6cnJujctuguXBcsK/zZ2x87SrGLrCsfX6VXnUuA.sW</text:p>
          </table:table-cell>
          <table:table-cell office:value-type="string">
            <text:p>search</text:p>
          </table:table-cell>
          <table:table-cell office:value-type="float" office:value="1">
            <text:p>1</text:p>
          </table:table-cell>
          <table:table-cell office:value-type="string">
            <text:p>2025-10-02 12:59:18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10-02T19:11:33+00:00</meta:creation-date>
  </office:meta>
</office:document-meta>
</file>